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4800000648CE2EC5D046FE8762.jpg" manifest:media-type="image/jpeg"/>
  <manifest:file-entry manifest:full-path="Pictures/100000000000064800000648590A0159AA15256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252in" svg:y="0.2839in" svg:width="3.7319in" svg:height="3.7319in" draw:z-index="0"><draw:image xlink:href="Pictures/100000000000064800000648590A0159AA152567.jpg" xlink:type="simple" xlink:show="embed" xlink:actuate="onLoad" loext:mime-type="image/jpeg"/></draw:frame><draw:frame draw:style-name="fr1" draw:name="Image2" text:anchor-type="paragraph" svg:x="0.6154in" svg:y="4.5736in" svg:width="3.639in" svg:height="3.639in" draw:z-index="1"><draw:image xlink:href="Pictures/100000000000064800000648CE2EC5D046FE8762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ejian Mo</meta:initial-creator>
    <meta:creation-date>2018-11-19T00:57:46.363770385</meta:creation-date>
    <dc:date>2018-11-19T00:59:36.215024399</dc:date>
    <dc:creator>Yuejian Mo</dc:creator>
    <meta:editing-duration>PT1M50S</meta:editing-duration>
    <meta:editing-cycles>2</meta:editing-cycles>
    <meta:generator>LibreOffice/6.1.3.2$Linux_X86_64 LibreOffice_project/1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